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Whitney" svg:font-family="Whitney, 'Helvetica Neue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language="en" fo:country="US" officeooo:rsid="002db1d9" officeooo:paragraph-rsid="002db1d9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2db1d9" officeooo:paragraph-rsid="002db1d9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P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55bdb"/>
    </style:style>
    <style:style style:name="P6" style:family="paragraph" style:parent-style-name="Standard">
      <style:paragraph-properties fo:text-align="justify" style:justify-single-word="false"/>
      <style:text-properties officeooo:paragraph-rsid="004c467b"/>
    </style:style>
    <style:style style:name="P7" style:family="paragraph" style:parent-style-name="Standard">
      <style:paragraph-properties fo:text-align="justify" style:justify-single-word="false"/>
      <style:text-properties officeooo:paragraph-rsid="004fa5e7"/>
    </style:style>
    <style:style style:name="P8" style:family="paragraph" style:parent-style-name="Standard" style:list-style-name="L6">
      <style:paragraph-properties fo:text-align="justify" style:justify-single-word="false"/>
      <style:text-properties officeooo:paragraph-rsid="004fa5e7"/>
    </style:style>
    <style:style style:name="P9" style:family="paragraph" style:parent-style-name="Standard">
      <style:paragraph-properties fo:text-align="justify" style:justify-single-word="false"/>
      <style:text-properties officeooo:paragraph-rsid="00505188"/>
    </style:style>
    <style:style style:name="P10" style:family="paragraph" style:parent-style-name="Standard" style:list-style-name="L3">
      <style:paragraph-properties fo:text-align="justify" style:justify-single-word="false"/>
      <style:text-properties fo:language="en" fo:country="US" officeooo:paragraph-rsid="004c467b"/>
    </style:style>
    <style:style style:name="P11" style:family="paragraph" style:parent-style-name="Standard" style:list-style-name="L3">
      <style:paragraph-properties fo:text-align="justify" style:justify-single-word="false"/>
      <style:text-properties fo:language="en" fo:country="US" officeooo:paragraph-rsid="004f340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55bdb"/>
    </style:style>
    <style:style style:name="T3" style:family="text">
      <style:text-properties fo:language="en" fo:country="US" officeooo:rsid="004c467b"/>
    </style:style>
    <style:style style:name="T4" style:family="text">
      <style:text-properties fo:language="en" fo:country="US" officeooo:rsid="004f340a"/>
    </style:style>
    <style:style style:name="T5" style:family="text">
      <style:text-properties fo:language="en" fo:country="US" officeooo:rsid="004fa5e7"/>
    </style:style>
    <style:style style:name="T6" style:family="text">
      <style:text-properties fo:language="en" fo:country="US" officeooo:rsid="00505188"/>
    </style:style>
    <style:style style:name="T7" style:family="text">
      <style:text-properties officeooo:rsid="004c467b"/>
    </style:style>
    <style:style style:name="T8" style:family="text">
      <style:text-properties officeooo:rsid="004f340a"/>
    </style:style>
    <style:style style:name="T9" style:family="text">
      <style:text-properties officeooo:rsid="00505188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 Historia do poste</text:p>
      <text:p text:style-name="P3"><text:s text:c="8"/>- Tecnologia de um poste</text:p>
      <text:p text:style-name="P3">- Tecnologias de lampadas</text:p>
      <text:p text:style-name="P3">- Consumos</text:p>
      <text:p text:style-name="P4">- Custos associados</text:p>
      <text:p text:style-name="P2"><text:span text:style-name="T2">L</text:span><text:span text:style-name="T1">umen – (lm) measure of the total amount of visible light from a light source</text:span></text:p>
      <text:p text:style-name="P1">Lumens per Watt (lm/W) useful way to measure the efficacy of lighting products</text:p>
      <text:p text:style-name="P5"><text:span text:style-name="T2">Gas-discharge lamps: family of artificial light sources that generate light by sending an electric discharge through an ionized gas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Whitney" svg:font-family="Whitney, 'Helvetica Neue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8:33:42.320740765</meta:creation-date>
    <dc:date>2021-11-03T11:55:47.365221639</dc:date>
    <meta:editing-duration>PT2H3M6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8" meta:word-count="64" meta:character-count="391" meta:non-whitespace-character-count="326"/>
  </office:meta>
</office:document-meta>
</file>